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8cm" fo:margin-left="0cm" fo:margin-right="-0.007cm" table:align="margins" fo:keep-with-next="always" style:may-break-between-rows="true"/>
    </style:style>
    <style:style style:name="Table3.A" style:family="table-column">
      <style:table-column-properties style:column-width="1.205cm" style:rel-column-width="683*"/>
    </style:style>
    <style:style style:name="Table3.B" style:family="table-column">
      <style:table-column-properties style:column-width="14.79cm" style:rel-column-width="8385*"/>
    </style:style>
    <style:style style:name="Table3.C" style:family="table-column">
      <style:table-column-properties style:column-width="2.473cm" style:rel-column-width="1402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C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5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shadow="none" style:may-break-between-rows="false"/>
    </style:style>
    <style:style style:name="Table8.A" style:family="table-column">
      <style:table-column-properties style:column-width="4.614cm" style:rel-column-width="2409*"/>
    </style:style>
    <style:style style:name="Table8.B" style:family="table-column">
      <style:table-column-properties style:column-width="4.616cm" style:rel-column-width="2410*"/>
    </style:style>
    <style:style style:name="Table8.1" style:family="table-row">
      <style:table-row-properties style:min-row-height="0.63cm" fo:keep-together="always"/>
    </style:style>
    <style:style style:name="Table8.A1" style:family="table-cell">
      <style:table-cell-properties style:vertical-align="bottom" fo:padding="0.097cm" fo:border="none"/>
    </style:style>
    <style:style style:name="Table8.A2" style:family="table-cell">
      <style:table-cell-properties style:vertical-align="" fo:padding="0.097cm" fo:border="none"/>
    </style:style>
    <style:style style:name="Table8.A3" style:family="table-cell">
      <style:table-cell-properties style:vertical-align="" fo:padding="0.097cm" fo:border-left="none" fo:border-right="none" fo:border-top="none" fo:border-bottom="0.25pt solid #000000"/>
    </style:style>
    <style:style style:name="P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2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2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38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Standard">
      <style:text-properties style:font-name="Arial" fo:font-size="10pt" fo:language="en" fo:country="US" style:text-underline-style="none" fo:font-weight="normal" officeooo:paragraph-rsid="014eaa50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9pt" fo:font-weight="normal" officeooo:paragraph-rsid="01067712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fo:font-weight="normal" officeooo:rsid="002460c0" officeooo:paragraph-rsid="002460c0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1648391" officeooo:paragraph-rsid="01648391" style:font-name-asian="Arial1" style:font-size-asian="8pt" style:font-weight-asian="normal" style:font-name-complex="Arial1" style:font-size-complex="8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6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 fo:keep-together="always" fo:keep-with-next="always"/>
      <style:text-properties style:font-name="Arial" fo:font-size="6pt" fo:font-weight="normal" officeooo:rsid="01663267" officeooo:paragraph-rsid="01663267" style:font-size-asian="6pt" style:font-weight-asian="normal" style:font-size-complex="6pt" style:font-weight-complex="normal"/>
    </style:style>
    <style:style style:name="P48" style:family="paragraph" style:parent-style-name="Standard">
      <style:paragraph-properties fo:text-align="start" style:justify-single-word="false" fo:keep-together="always" fo:keep-with-next="always"/>
      <style:text-properties style:font-name="Arial" fo:font-size="9pt" fo:font-weight="normal" officeooo:paragraph-rsid="00fb03ac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64872c" officeooo:paragraph-rsid="016857a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2" style:family="text">
      <style:text-properties officeooo:rsid="002460c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fd8749" style:font-weight-asian="normal" style:font-weight-complex="normal"/>
    </style:style>
    <style:style style:name="T5" style:family="text">
      <style:text-properties style:font-name="Arial1" officeooo:rsid="00fd8749"/>
    </style:style>
    <style:style style:name="T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9" style:family="text">
      <style:text-properties style:font-name="Arial1" officeooo:rsid="015f7927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3" style:family="text">
      <style:text-properties fo:color="#000000" fo:font-style="normal" style:text-underline-style="none" officeooo:rsid="0046a399" style:font-style-asian="normal" style:font-style-complex="normal"/>
    </style:style>
    <style:style style:name="T14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5" style:family="text">
      <style:text-properties officeooo:rsid="0086630b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fd8749"/>
    </style:style>
    <style:style style:name="T18" style:family="text">
      <style:text-properties officeooo:rsid="00245a79"/>
    </style:style>
    <style:style style:name="T19" style:family="text">
      <style:text-properties officeooo:rsid="016857ad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1"><draw:line text:anchor-type="paragraph" draw:z-index="0" draw:name="Shape1" draw:style-name="gr1" draw:text-style-name="P51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20"><text:text-input text:description="&lt;setLang(o.partner_id.lang or 'en_US')&gt;">set locale</text:text-input><text:span text:style-name="T16"><text:text-input text:description="&lt;o.partner_id.name or ''&gt;">Partner Name</text:text-input></text:span></text:p>
              <text:p text:style-name="P12"><text:text-input text:description="&lt;o.partner_id.street or ''&gt;">Partner street</text:text-input></text:p>
              <text:p text:style-name="P19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9"><text:text-input text:description="&lt;/if&gt;">end if</text:text-input></text:p>
              <text:p text:style-name="P13"><text:text-input text:description="&lt;o.partner_id.zip or ''&gt;">ZipCode</text:text-input><text:s/><text:text-input text:description="&lt;o.partner_id.city or ''&gt;">City</text:text-input></text:p>
              <text:p text:style-name="P28"><text:text-input text:description="&lt;o.partner_id.country_id.name or ''&gt;">Country</text:text-input></text:p>
              <text:p text:style-name="P14"/>
            </table:table-cell>
            <table:table-cell table:style-name="Table1.C1" office:value-type="string">
              <text:p text:style-name="P49"><text:span text:style-name="T6"/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24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9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39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27"><text:span text:style-name="T13"><text:text-input text:description="&lt;/if&gt;">endtest</text:text-input></text:span><text:span text:style-name="T12"><text:s/></text:span></text:p>
          </table:table-cell>
        </table:table-row>
        <table:table-row>
          <table:table-cell table:style-name="Table5.A1" office:value-type="string">
            <text:p text:style-name="P17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8"><text:text-input text:description="&lt;([ l for l in o.description2.split('\n') if u'Narudžbenica' in l ] + [''])[0] or ''&gt;">upper_description</text:text-input></text:p>
          </table:table-cell>
        </table:table-row>
        <table:table-row>
          <table:table-cell table:style-name="Table5.A1" office:value-type="string">
            <text:p text:style-name="P1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16"><text:span text:style-name="T10"><text:text-input text:description="&lt; _(&quot;Shipping no.&quot;) &gt;">Shipping no.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C1" office:value-type="string">
            <text:p text:style-name="P2"><text:text-input text:description="&lt;_(&quot;Qty&quot;)&gt;">Qty</text:text-input></text:p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5"/>
          </table:table-cell>
          <table:table-cell table:style-name="Table3.C2" office:value-type="string">
            <text:p text:style-name="P44"/>
          </table:table-cell>
        </table:table-row>
        <table:table-row>
          <table:table-cell table:style-name="Table3.A3" table:number-columns-spanned="3" office:value-type="string">
            <text:p text:style-name="P9"><text:text-input text:description="&lt;for each=&quot;line in o.invoice_line&quot;&gt;">For line</text:text-input></text:p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32"><text:text-input text:description="&lt;str(o.invoice_line._ids.index(line.id)+1)&gt;">rbr</text:text-input>.</text:p>
          </table:table-cell>
          <table:table-cell table:style-name="Table3.A4" office:value-type="string">
            <text:p text:style-name="P35"><text:text-input text:description="&lt;if test=&quot;line.product_id.description&quot;&gt;">test_description</text:text-input></text:p>
            <text:p text:style-name="P33"><text:text-input text:description="&lt;line.product_id.description or ''&gt;">Product Name</text:text-input><text:span text:style-name="T15"><text:text-input text:description=""/></text:span></text:p>
            <text:p text:style-name="P36"><text:text-input text:description="&lt;/if&gt;">end_test</text:text-input></text:p>
            <text:p text:style-name="P37"><text:text-input text:description="&lt;if test=&quot;line.name&quot;&gt;">test_name</text:text-input></text:p>
            <text:p text:style-name="P34"><text:text-input text:description="&lt;line.name or ''&gt;">line_description</text:text-input></text:p>
            <text:p text:style-name="P36"><text:text-input text:description="&lt;/if&gt;">end_test</text:text-input></text:p>
          </table:table-cell>
          <table:table-cell table:style-name="Table3.A4" office:value-type="string">
            <text:p text:style-name="P38"><text:text-input text:description="&lt;formatLang(line.quantity, digits=1) or ''&gt;">qty</text:text-input><text:s/><text:text-input text:description="&lt;line.uom_id.name or ''&gt;">uom</text:text-input></text:p>
          </table:table-cell>
        </table:table-row>
        <table:table-row>
          <table:table-cell table:style-name="Table3.A5" table:number-columns-spanned="3" office:value-type="string">
            <text:p text:style-name="P11"><text:text-input text:description="&lt;/for&gt;">End For line</text:text-input></text:p>
          </table:table-cell>
          <table:covered-table-cell/>
          <table:covered-table-cell/>
        </table:table-row>
      </table:table>
      <text:p text:style-name="P4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3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23"><text:text-input text:description="&lt;/if&gt;">endtest</text:text-input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row table:style-name="Table8.1">
          <table:table-cell table:style-name="Table8.A1" table:number-columns-spanned="4" office:value-type="string">
            <text:p text:style-name="P1"/>
            <text:p text:style-name="P6"/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2" office:value-type="string">
            <text:p text:style-name="P48"><text:span text:style-name="T2"><text:text-input text:description="&lt;_(&quot;Delivered by:&quot;)&gt;">Delivered by:</text:text-input></text:span></text:p>
            <text:p text:style-name="P41"><text:text-input text:description="&lt;company.partner_id.name&gt;">Company name</text:text-input></text:p>
          </table:table-cell>
          <table:covered-table-cell/>
          <table:table-cell table:style-name="Table8.A2" table:number-columns-spanned="2" office:value-type="string">
            <text:p text:style-name="P42"><text:text-input text:description="&lt; o.state in ['proforma', 'proforma2'] and _(&quot;Proforma Invoice created&quot;) or _(&quot;Invoice created&quot;) &gt;  "/><text:text-input text:description="&lt; _(&quot;Received by:&quot;) &gt;">Received by:</text:text-input></text:p>
            <text:p text:style-name="P50"><text:span text:style-name="T19"><text:text-input text:description="&lt;o.partner_id.name or ''&gt;">Partner name</text:text-input></text:span>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46"/>
          </table:table-cell>
          <table:table-cell table:style-name="Table8.A2" office:value-type="string">
            <text:p text:style-name="P46"/>
          </table:table-cell>
          <table:table-cell table:style-name="Table8.A3" office:value-type="string">
            <text:p text:style-name="P45"/>
          </table:table-cell>
          <table:table-cell table:style-name="Table8.A2" office:value-type="string">
            <text:p text:style-name="P45"/>
          </table:table-cell>
        </table:table-row>
        <table:table-row table:style-name="Table8.1">
          <table:table-cell table:style-name="Table8.A2" office:value-type="string">
            <text:p text:style-name="P47"><text:text-input text:description="&lt; _(&quot;Signature&quot;)&gt;">Signature</text:text-input></text:p>
          </table:table-cell>
          <table:table-cell table:style-name="Table8.A2" office:value-type="string">
            <text:p text:style-name="P46"/>
          </table:table-cell>
          <table:table-cell table:style-name="Table8.A2" office:value-type="string">
            <text:p text:style-name="P45"><text:text-input text:description="&lt; _(&quot;Signature&quot;)&gt;">Signature</text:text-input></text:p>
          </table:table-cell>
          <table:table-cell table:style-name="Table8.A2" office:value-type="string">
            <text:p text:style-name="P45"/>
          </table:table-cell>
        </table:table-row>
        <table:table-row table:style-name="Table8.1">
          <table:table-cell table:style-name="Table8.A2" office:value-type="string">
            <text:p text:style-name="P46"/>
          </table:table-cell>
          <table:table-cell table:style-name="Table8.A2" office:value-type="string">
            <text:p text:style-name="P46"/>
          </table:table-cell>
          <table:table-cell table:style-name="Table8.A3" office:value-type="string">
            <text:p text:style-name="P45"/>
          </table:table-cell>
          <table:table-cell table:style-name="Table8.A2" office:value-type="string">
            <text:p text:style-name="P45"/>
          </table:table-cell>
        </table:table-row>
        <table:table-row table:style-name="Table8.1">
          <table:table-cell table:style-name="Table8.A2" office:value-type="string">
            <text:p text:style-name="P46"/>
          </table:table-cell>
          <table:table-cell table:style-name="Table8.A2" office:value-type="string">
            <text:p text:style-name="P46"/>
          </table:table-cell>
          <table:table-cell table:style-name="Table8.A2" office:value-type="string">
            <text:p text:style-name="P45"><text:text-input text:description="&lt; _(&quot;Date&quot;)&gt;">Date</text:text-input></text:p>
          </table:table-cell>
          <table:table-cell table:style-name="Table8.A2" office:value-type="string">
            <text:p text:style-name="P45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2-11T14:16:49.551334244</dc:date>
    <meta:editing-duration>P1DT10H19M50S</meta:editing-duration>
    <meta:editing-cycles>335</meta:editing-cycles>
    <meta:generator>LibreOffice/5.4.3.2$Linux_X86_64 LibreOffice_project/40m0$Build-2</meta:generator>
    <meta:document-statistic meta:table-count="5" meta:image-count="0" meta:object-count="0" meta:page-count="1" meta:paragraph-count="38" meta:word-count="156" meta:character-count="499" meta:non-whitespace-character-count="476"/>
  </office:meta>
</office:document-meta>
</file>